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Write a program to find sum of two numbers?</text:p>
      <text:p text:style-name="P1">2. Write a program to find given number is odd or even?</text:p>
      <text:p text:style-name="P1">3. Write a java program to swap two variables?</text:p>
      <text:p text:style-name="P1">4. Write a program to Swap two numbers without using third variable?</text:p>
      <text:p text:style-name="P3">5. Write a program to check the given number is prime or not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26:45.949000000</dc:date>
    <dc:creator>Ankita Khot</dc:creator>
    <meta:editing-duration>PT21S</meta:editing-duration>
    <meta:editing-cycles>1</meta:editing-cycles>
    <meta:document-statistic meta:table-count="0" meta:image-count="0" meta:object-count="0" meta:page-count="1" meta:paragraph-count="5" meta:word-count="56" meta:character-count="276" meta:non-whitespace-character-count="225"/>
  </office:meta>
</office:document-meta>
</file>